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36.00pt" fo:font-weight="normal" style:text-underline-mode="continuous" style:text-underline-type="single" style:text-underline-style="solid" style:text-underline-width="normal" fo:font-family="'@Microsoft YaHei'" style:font-family-asian="'@Microsoft YaHei'" style:font-family-complex="'@Microsoft YaHei'" fo:background-color="transparent" style:use-window-font-color="true"/>
    </style:style>
    <style:style style:name="T2" style:family="text">
      <style:text-properties fo:font-size="20.00pt" fo:font-weight="bold" fo:font-family="'@Microsoft YaHei'" style:font-family-asian="'@Microsoft YaHei'" style:font-family-complex="'@Microsoft YaHei'" fo:background-color="transparent" style:use-window-font-color="true"/>
    </style:style>
    <style:style style:name="T3" style:family="text">
      <style:text-properties fo:font-size="20.00pt" fo:font-weight="normal" fo:font-family="'@Arial Unicode MS'" style:font-family-asian="'@Arial Unicode MS'" style:font-family-complex="'@Arial Unicode MS'" fo:background-color="transparent" style:use-window-font-color="true"/>
    </style:style>
    <style:style style:name="T4" style:family="text">
      <style:text-properties fo:font-size="20.00pt" fo:font-weight="normal" style:text-underline-mode="continuous" style:text-underline-type="single" style:text-underline-style="solid" style:text-underline-width="normal" fo:font-family="'@Arial Unicode MS'" style:font-family-asian="'@Arial Unicode MS'" style:font-family-complex="'@Arial Unicode MS'" fo:background-color="transparent" style:use-window-font-color="true"/>
    </style:style>
    <style:style style:name="T5" style:family="text">
      <style:text-properties fo:font-size="20.00pt" fo:font-weight="normal" fo:font-family="'@Arial Unicode MS'" style:font-family-asian="'@Arial Unicode MS'" style:font-family-complex="'@Arial Unicode MS'" fo:background-color="transparent" style:use-window-font-color="true"/>
    </style:style>
    <style:style style:name="T6" style:family="text">
      <style:text-properties fo:font-size="20.00pt" fo:font-weight="bold" fo:font-family="'Bodoni MT Black'" style:font-family-asian="'Bodoni MT Black'" style:font-family-complex="'Bodoni MT Black'" fo:background-color="transparent" style:use-window-font-color="true"/>
    </style:style>
    <style:style style:name="T7" style:family="text">
      <style:text-properties fo:font-size="20.00pt" fo:font-weight="normal" style:text-underline-mode="continuous" style:text-underline-type="single" style:text-underline-style="solid" style:text-underline-width="normal" fo:font-family="'@Arial Unicode MS'" style:font-family-asian="'@Arial Unicode MS'" style:font-family-complex="'@Arial Unicode MS'" fo:background-color="transparent" style:use-window-font-color="true"/>
    </style:style>
    <style:style style:name="T8" style:family="text">
      <style:text-properties fo:font-size="11.00pt" fo:font-weight="bold" fo:font-family="'@Arial Unicode MS'" style:font-family-asian="'@Arial Unicode MS'" style:font-family-complex="'@Arial Unicode MS'" fo:background-color="transparent" style:use-window-font-color="true"/>
    </style:style>
    <style:style style:name="T9" style:family="text">
      <style:text-properties fo:font-size="20.00pt" fo:font-weight="bold" fo:font-family="'@Microsoft YaHei'" style:font-family-asian="'@Microsoft YaHei'" style:font-family-complex="'@Microsoft YaHei'" fo:background-color="transparent" style:use-window-font-color="true"/>
    </style:style>
    <style:style style:name="T10" style:family="text">
      <style:text-properties fo:font-size="14.00pt" fo:font-weight="bold" fo:font-family="'@Microsoft YaHei UI Light'" style:font-family-asian="'@Microsoft YaHei UI Light'" style:font-family-complex="'@Microsoft YaHei UI Light'" fo:background-color="transparent" style:use-window-font-color="true"/>
    </style:style>
    <style:style style:name="T11" style:family="text">
      <style:text-properties fo:font-size="14.00pt" fo:font-weight="normal" fo:font-family="'@Microsoft YaHei UI Light'" style:font-family-asian="'@Microsoft YaHei UI Light'" style:font-family-complex="'@Microsoft YaHei UI Light'" fo:background-color="transparent" style:use-window-font-color="true"/>
    </style:style>
    <style:style style:name="T12" style:family="text">
      <style:text-properties fo:font-size="14.00pt" fo:font-weight="bold" fo:font-family="'@Microsoft YaHei UI Light'" style:font-family-asian="'@Microsoft YaHei UI Light'" style:font-family-complex="'@Microsoft YaHei UI Light'" fo:background-color="transparent" style:use-window-font-color="true"/>
    </style:style>
    <style:style style:name="T13" style:family="text">
      <style:text-properties fo:font-size="14.00pt" fo:font-weight="bold" fo:font-family="'@MS Mincho'" style:font-family-asian="'@MS Mincho'" style:font-family-complex="'@MS Mincho'" fo:background-color="transparent" style:use-window-font-color="true"/>
    </style:style>
    <style:style style:name="T14" style:family="text">
      <style:text-properties fo:font-size="14.00pt" fo:font-weight="normal" fo:font-family="'@Microsoft YaHei'" style:font-family-asian="'@Microsoft YaHei'" style:font-family-complex="'@Microsoft YaHei'" fo:background-color="transparent" style:use-window-font-color="true"/>
    </style:style>
    <style:style style:name="T15" style:family="text">
      <style:text-properties fo:font-size="14.00pt" fo:font-weight="bold" style:text-underline-mode="continuous" style:text-underline-type="single" style:text-underline-style="solid" style:text-underline-width="normal" fo:font-family="'@Microsoft YaHei'" style:font-family-asian="'@Microsoft YaHei'" style:font-family-complex="'@Microsoft YaHei'" fo:background-color="transparent" style:use-window-font-color="true"/>
    </style:style>
    <style:style style:name="T16" style:family="text">
      <style:text-properties fo:font-size="14.00pt" fo:font-weight="bold" fo:font-family="'@Microsoft YaHei'" style:font-family-asian="'@Microsoft YaHei'" style:font-family-complex="'@Microsoft YaHei'" fo:background-color="transparent" style:use-window-font-color="true"/>
    </style:style>
    <style:style style:name="T17" style:family="text">
      <style:text-properties fo:font-size="20.00pt" fo:font-weight="bold" fo:font-family="'@Microsoft YaHei'" style:font-family-asian="'@Microsoft YaHei'" style:font-family-complex="'@Microsoft YaHei'" fo:background-color="transparent" style:use-window-font-color="true"/>
    </style:style>
    <style:style style:name="T18" style:family="text">
      <style:text-properties fo:font-size="14.00pt" fo:font-weight="bold" fo:font-family="'@Microsoft YaHei'" style:font-family-asian="'@Microsoft YaHei'" style:font-family-complex="'@Microsoft YaHei'" fo:background-color="transparent" style:use-window-font-color="true"/>
    </style:style>
    <style:style style:name="T19" style:family="text">
      <style:text-properties fo:font-size="26.00pt" fo:font-weight="bold" style:text-underline-mode="continuous" style:text-underline-type="single" style:text-underline-style="solid" style:text-underline-width="normal" fo:font-family="'@Microsoft YaHei'" style:font-family-asian="'@Microsoft YaHei'" style:font-family-complex="'@Microsoft YaHei'" fo:background-color="transparent" style:use-window-font-color="true"/>
    </style:style>
    <style:style style:name="T20" style:family="text">
      <style:text-properties fo:font-size="14.00pt" fo:font-weight="bold" fo:font-family="'@Microsoft YaHei'" style:font-family-asian="'@Microsoft YaHei'" style:font-family-complex="'@Microsoft YaHei'" fo:background-color="transparent" style:use-window-font-color="true"/>
    </style:style>
    <style:style style:name="T21" style:family="text">
      <style:text-properties fo:font-size="20.00pt" fo:font-weight="bold" style:text-underline-mode="continuous" style:text-underline-type="single" style:text-underline-style="solid" style:text-underline-width="normal" fo:font-family="'@Microsoft JhengHei'" style:font-family-asian="'@Microsoft JhengHei'" style:font-family-complex="'@Microsoft JhengHei'" fo:background-color="transparent" style:use-window-font-color="true"/>
    </style:style>
    <style:style style:name="T22" style:family="text">
      <style:text-properties fo:font-size="14.00pt" fo:font-weight="normal" fo:font-family="'@Microsoft YaHei'" style:font-family-asian="'@Microsoft YaHei'" style:font-family-complex="'@Microsoft YaHei'" fo:background-color="transparent" style:use-window-font-color="true"/>
    </style:style>
    <style:style style:name="T23" style:family="text">
      <style:text-properties fo:font-size="20.00pt" fo:font-weight="bold" fo:font-family="'@Arial Unicode MS'" style:font-family-asian="'@Arial Unicode MS'" style:font-family-complex="'@Arial Unicode MS'" fo:background-color="transparent" style:use-window-font-color="true"/>
    </style:style>
    <style:style style:name="T24" style:family="text">
      <style:text-properties fo:font-size="20.00pt" fo:font-weight="normal" fo:font-family="'@Arial Unicode MS'" style:font-family-asian="'@Arial Unicode MS'" style:font-family-complex="'@Arial Unicode MS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left="324.00pt" fo:text-indent="0.00pt" fo:margin-right="56.80pt"/>
    </style:style>
    <style:style style:name="P2" style:family="paragraph">
      <style:paragraph-properties fo:line-height="100.00%" fo:text-align="left" fo:margin-left="324.00pt" fo:text-indent="0.00pt" fo:margin-right="56.80pt"/>
    </style:style>
    <style:style style:name="P3" style:family="paragraph">
      <style:paragraph-properties fo:line-height="115.00%" fo:text-align="left" fo:margin-left="324.00pt" fo:text-indent="0.00pt" fo:margin-right="56.80pt"/>
    </style:style>
    <style:style style:name="P4" style:family="paragraph">
      <style:paragraph-properties fo:line-height="115.00%" fo:text-align="left" fo:margin-right="56.80pt"/>
    </style:style>
    <style:style style:name="P5" style:family="paragraph">
      <style:paragraph-properties fo:line-height="115.00%" fo:text-align="left" fo:margin-left="216.00pt" fo:text-indent="0.00pt" fo:margin-right="56.80pt"/>
    </style:style>
    <style:style style:name="P6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Batch-code:ANP-C7971</text:span></text:p>
      <text:p text:style-name="P1"><text:span text:style-name="T2">Student-ID:AF0400936</text:span></text:p>
      <text:p text:style-name="P1"><text:span text:style-name="T3">Student Name:Boyapally Tejasree</text:span></text:p>
      <text:p text:style-name="P1"><text:span text:style-name="T4"/></text:p>
      <text:p text:style-name="P1"><text:span text:style-name="T5">Database Design for Hotel Room</text:span></text:p>
      <text:p text:style-name="P1"><text:span text:style-name="T5">Management System</text:span><text:span text:style-name="T6"/></text:p>
      <text:p text:style-name="P1"><text:span text:style-name="T7">Introduction:</text:span></text:p>
      <text:p text:style-name="P1"><text:span text:style-name="T8">A Hotel Room Management System is a Software Application that Streamlines hotel operations,enhances guest experiences,</text:span></text:p>
      <text:p text:style-name="P1"><text:span text:style-name="T8">and optimizes revenue management<text:s text:c="2"/>. Hotel Room Management System<text:s text:c="2"/>integrates various hotel functions,providing a centralised </text:span></text:p>
      <text:p text:style-name="P1"><text:span text:style-name="T8">platform for managing room inventory,reservations,guest information,and billing process.A Hotel Room Management System is a </text:span></text:p>
      <text:p text:style-name="P1"><text:span text:style-name="T8">Solution that manages and automates various tasks involved<text:s text:c="2"/>in the daily operations of ahotel</text:span></text:p>
      <text:p text:style-name="P1"><text:span text:style-name="T9"/></text:p>
      <text:p text:style-name="P1"><text:span text:style-name="T10">It covers<text:s text:c="2"/>aspects such as room reservations ,customer check-in and check-out processes,payment</text:span></text:p>
      <text:p text:style-name="P1"><text:span text:style-name="T10">tracking ,room availability,employee management,and hotel services.By streamlining these activities</text:span></text:p>
      <text:p text:style-name="P1"><text:span text:style-name="T11">,the system enhances both customer experience and staff efficiency,while providing real-time data for </text:span></text:p>
      <text:p text:style-name="P1"><text:span text:style-name="T12">better decision-making.</text:span></text:p>
      <text:p text:style-name="P1"><text:span text:style-name="T13"/></text:p>
      <text:p text:style-name="P1"><text:span text:style-name="T14">It ensures seamless communication between various departments such as reception,room,service,housekeeping,</text:span></text:p>
      <text:p text:style-name="P1"><text:span text:style-name="T14">administration.This Hotel room management System brings together various departments<text:s text:c="2"/>into one integrated </text:span></text:p>
      <text:p text:style-name="P1"><text:span text:style-name="T14">platform ,ensuring that both customers and staff benefit from the enhanced organization and efficient workflows.</text:span></text:p>
      <text:p text:style-name="P1"><text:span text:style-name="T14"><text:s text:c="2"/></text:span></text:p>
      <text:p text:style-name="P1"><text:span text:style-name="T15">Database<text:s text:c="2"/>Requirements :</text:span></text:p>
      <text:p text:style-name="P1"><text:span text:style-name="T16">1.store hotel informations</text:span></text:p>
      <text:p text:style-name="P1"><text:span text:style-name="T16">2.Manage room inventory</text:span></text:p>
      <text:p text:style-name="P1"><text:span text:style-name="T16">3.Track guest reservations</text:span></text:p>
      <text:p text:style-name="P1"><text:span text:style-name="T16">4.Handle room assignments</text:span></text:p>
      <text:p text:style-name="P1"><text:span text:style-name="T16">5.Record guests payments</text:span></text:p>
      <text:p text:style-name="P1"><text:span text:style-name="T17">Entities:</text:span></text:p>
      <text:p text:style-name="P1"><text:span text:style-name="T18">Employees</text:span></text:p>
      <text:p text:style-name="P1"><text:span text:style-name="T18">Hotels</text:span></text:p>
      <text:p text:style-name="P1"><text:span text:style-name="T18">Rooms</text:span></text:p>
      <text:p text:style-name="P1"><text:span text:style-name="T18">Customers</text:span></text:p>
      <text:p text:style-name="P1"><text:span text:style-name="T18">payments</text:span></text:p>
      <text:p text:style-name="P1"><text:span text:style-name="T18">Today price</text:span></text:p>
      <text:p text:style-name="P1"><text:span text:style-name="T18"/></text:p>
      <text:p text:style-name="P1"><text:span text:style-name="T19">Relationship among Entities:</text:span><text:span text:style-name="T20"/></text:p>
      <text:p text:style-name="P1"><text:span text:style-name="T20">1.Customer and Room Relationship is One_to_Many.</text:span></text:p>
      <text:p text:style-name="P1"><text:span text:style-name="T20">2.Room and Payment Relationship is One_to_Many.</text:span></text:p>
      <text:p text:style-name="P1"><text:span text:style-name="T20">3.Room and Hotel Relationship is One_to_Many.</text:span></text:p>
      <text:p text:style-name="P1"><text:span text:style-name="T20">4.Room and Todayprice Relationship One_to_Many.</text:span></text:p>
      <text:p text:style-name="P1"><text:span text:style-name="T20">5.Hotel and Room Types is a Inheritance (Is a) RelationShip.</text:span></text:p>
      <text:p text:style-name="P1"><text:span text:style-name="T20"/></text:p>
      <text:p text:style-name="P1"><text:span text:style-name="T21">Entity Relation Diagram:</text:span></text:p>
      <text:p text:style-name="P1"><text:span text:style-name="T22"/></text:p>
      <text:p text:style-name="P2"><text:span text:style-name="T22"/></text:p>
      <text:p text:style-name="P2"><text:span text:style-name="T22"/></text:p>
      <text:p text:style-name="P2"><draw:frame text:anchor-type="as-char" svg:width="195.58mm" svg:height="161.29mm" style:rel-width="scale" style:rel-height="scale"><draw:object-ole xlink:href="OleObj1"/><draw:image xlink:href="ObjectReplacements/OleObj1"/></draw:frame><text:span text:style-name="T22"/></text:p>
      <text:p text:style-name="P2"><text:span text:style-name="T22"/></text:p>
      <text:p text:style-name="P2"><text:span text:style-name="T22"/></text:p>
      <text:p text:style-name="P2"><text:span text:style-name="T22">Entity diagram hotel room management System</text:span></text:p>
      <text:p text:style-name="P2"><draw:frame text:anchor-type="as-char" svg:width="387.14mm" svg:height="212.94mm" style:rel-width="scale" style:rel-height="scale"><draw:object-ole xlink:href="OleObj2"/><draw:image xlink:href="ObjectReplacements/OleObj2"/></draw:frame><text:span text:style-name="T22"/></text:p>
      <text:p text:style-name="P2"><text:span text:style-name="T22"/></text:p>
      <text:p text:style-name="P3"><text:span text:style-name="T22"/></text:p>
      <text:p text:style-name="P3"><text:span text:style-name="T22"/></text:p>
      <text:p text:style-name="P3"><text:span text:style-name="T22"/></text:p>
      <text:p text:style-name="P3"><text:span text:style-name="T23"/></text:p>
      <text:p text:style-name="P4"><text:span text:style-name="T24"/></text:p>
      <text:p text:style-name="P5"><text:span text:style-name="T25"/></text:p>
      <text:p text:style-name="P6"><text:span text:style-name="T2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